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e" svg:font-family="'Times new roman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fo:text-shadow="none" officeooo:rsid="001f4984" officeooo:paragraph-rsid="001f4984" fo:background-color="#6666ff" style:font-size-asian="16pt" style:font-size-complex="16pt" loext:shadow="none"/>
    </style:style>
    <style:style style:name="P2" style:family="paragraph" style:parent-style-name="Standard">
      <style:text-properties fo:color="#000000" fo:font-size="12pt" fo:text-shadow="none" officeooo:rsid="001f4984" officeooo:paragraph-rsid="001f4984" fo:background-color="#b2b2b2" style:font-size-asian="12pt" style:font-size-complex="12pt" loext:shadow="none"/>
    </style:style>
    <style:style style:name="P3" style:family="paragraph" style:parent-style-name="Text_20_body">
      <style:text-properties fo:color="#000000" fo:font-size="16pt" fo:text-shadow="none" officeooo:rsid="001f4984" officeooo:paragraph-rsid="001f4984" fo:background-color="#6666ff" style:font-size-asian="16pt" style:font-size-complex="16pt" loext:shadow="none"/>
    </style:style>
    <style:style style:name="P4" style:family="paragraph" style:parent-style-name="Text_20_body">
      <style:text-properties officeooo:paragraph-rsid="001f4984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Preformatted_20_Text">
      <style:text-properties fo:color="#000000" fo:font-size="16pt" fo:text-shadow="none" officeooo:rsid="001f4984" officeooo:paragraph-rsid="001f4984" fo:background-color="#6666ff" style:font-size-asian="16pt" style:font-size-complex="16pt" loext:shadow="none"/>
    </style:style>
    <style:style style:name="P9" style:family="paragraph" style:parent-style-name="Preformatted_20_Text">
      <style:text-properties fo:background-color="#eeeee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Heading_20_2">
      <style:text-properties fo:color="#000000" fo:font-size="16pt" fo:text-shadow="none" officeooo:rsid="001f4984" officeooo:paragraph-rsid="001f4984" fo:background-color="#6666ff" style:font-size-asian="16pt" style:font-size-complex="16pt" loext:shadow="none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P13" style:family="paragraph" style:parent-style-name="Heading_20_3">
      <style:text-properties fo:color="#000000" fo:font-size="16pt" fo:text-shadow="none" officeooo:rsid="001f4984" officeooo:paragraph-rsid="001f4984" fo:background-color="#6666ff" style:font-size-asian="16pt" style:font-size-complex="16pt" loext:shadow="none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ff" loext:char-shading-value="0" style:font-size-asian="14pt"/>
    </style:style>
    <style:style style:name="T3" style:family="text">
      <style:text-properties fo:background-color="#ffffff" loext:char-shading-value="0"/>
    </style:style>
    <style:style style:name="T4" style:family="text">
      <style:text-properties fo:background-color="#ffff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ff" loext:char-shading-value="0" style:font-weight-asian="normal" style:font-weight-complex="normal"/>
    </style:style>
    <style:style style:name="T7" style:family="text">
      <style:text-properties fo:font-weight="normal" fo:background-color="#ffffff" loext:char-shading-value="0" style:font-size-asian="14pt" style:font-weight-asian="normal" style:font-weight-complex="normal"/>
    </style:style>
    <style:style style:name="T8" style:family="text">
      <style:text-properties fo:font-weight="normal" fo:background-color="#ffffff" loext:char-shading-value="0" style:font-size-asian="14pt" style:font-weight-asian="normal" style:font-weight-complex="normal"/>
    </style:style>
    <style:style style:name="T9" style:family="text">
      <style:text-properties fo:font-weight="normal" fo:background-color="#3333ff" loext:char-shading-value="0" style:font-weight-asian="normal" style:font-weight-complex="normal"/>
    </style:style>
    <style:style style:name="T10" style:family="text">
      <style:text-properties fo:font-weight="normal" fo:background-color="#3333ff" loext:char-shading-value="0" style:font-size-asian="14pt" style:font-weight-asian="normal" style:font-weight-complex="normal"/>
    </style:style>
    <style:style style:name="T11" style:family="text">
      <style:text-properties fo:font-weight="normal" style:font-size-asian="14pt" style:font-weight-asian="normal" style:font-weight-complex="normal"/>
    </style:style>
    <style:style style:name="T12" style:family="text">
      <style:text-properties fo:font-weight="normal" fo:background-color="#b2b2b2" loext:char-shading-value="0" style:font-size-asian="14pt" style:font-weight-asian="normal" style:font-weight-complex="normal"/>
    </style:style>
    <style:style style:name="T13" style:family="text">
      <style:text-properties fo:font-weight="normal" fo:background-color="#b2b2b2" loext:char-shading-value="0" style:font-weight-asian="normal" style:font-weight-complex="normal"/>
    </style:style>
    <style:style style:name="T14" style:family="text">
      <style:text-properties fo:font-weight="normal" fo:background-color="#eeeeee" loext:char-shading-value="0" style:font-size-asian="14pt" style:font-weight-asian="normal" style:font-weight-complex="normal"/>
    </style:style>
    <style:style style:name="T15" style:family="text">
      <style:text-properties fo:font-weight="normal" fo:background-color="#eeeeee" loext:char-shading-value="0" style:font-weight-asian="normal" style:font-weight-complex="normal"/>
    </style:style>
    <style:style style:name="T16" style:family="text">
      <style:text-properties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fo:background-color="#b2b2b2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fo:background-color="#eeeeee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background-color="#b2b2b2" loext:char-shading-value="0" style:font-size-asian="12pt" style:font-size-complex="12pt"/>
    </style:style>
    <style:style style:name="T20" style:family="text">
      <style:text-properties fo:font-size="12pt" fo:background-color="#eeeeee" loext:char-shading-value="0" style:font-size-asian="12pt" style:font-size-complex="12pt"/>
    </style:style>
    <style:style style:name="T21" style:family="text">
      <style:text-properties fo:font-size="15pt" fo:font-weight="normal" fo:background-color="#ffffff" loext:char-shading-value="0" style:font-size-asian="13.1000003814697pt" style:font-weight-asian="normal" style:font-size-complex="15pt" style:font-weight-complex="normal"/>
    </style:style>
    <style:style style:name="T2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3" style:family="text">
      <style:text-properties fo:font-size="15pt" fo:font-weight="normal" fo:background-color="#3333ff" loext:char-shading-value="0" style:font-size-asian="13.1000003814697pt" style:font-weight-asian="normal" style:font-size-complex="15pt" style:font-weight-complex="normal"/>
    </style:style>
    <style:style style:name="T24" style:family="text">
      <style:text-properties fo:font-size="15pt" fo:font-weight="normal" fo:background-color="#b2b2b2" loext:char-shading-value="0" style:font-size-asian="13.1000003814697pt" style:font-weight-asian="normal" style:font-size-complex="15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3333ff" loext:char-shading-value="0" style:font-size-asian="15pt" style:font-size-complex="15pt"/>
    </style:style>
    <style:style style:name="T27" style:family="text">
      <style:text-properties fo:font-size="15pt" fo:background-color="#b2b2b2" loext:char-shading-value="0" style:font-size-asian="15pt" style:font-size-complex="15pt"/>
    </style:style>
    <style:style style:name="T28" style:family="text">
      <style:text-properties fo:font-size="15pt" fo:background-color="#b2b2b2" loext:char-shading-value="0" style:font-size-asian="15pt" style:font-size-complex="15pt"/>
    </style:style>
    <style:style style:name="T29" style:family="text">
      <style:text-properties fo:background-color="#3333ff" loext:char-shading-value="0"/>
    </style:style>
    <style:style style:name="T30" style:family="text">
      <style:text-properties fo:color="#000000" fo:font-size="16pt" fo:text-shadow="none" officeooo:rsid="001f4984" fo:background-color="#ffffff" loext:char-shading-value="0" style:font-size-asian="16pt" style:font-size-complex="16pt" loext:shadow="none"/>
    </style:style>
    <style:style style:name="T31" style:family="text">
      <style:text-properties fo:color="#000000" fo:font-size="13pt" fo:text-shadow="none" fo:font-weight="normal" officeooo:rsid="001f4984" fo:background-color="#ffffff" loext:char-shading-value="0" style:font-size-asian="13pt" style:font-weight-asian="normal" style:font-size-complex="13pt" style:font-weight-complex="normal" loext:shadow="none"/>
    </style:style>
    <style:style style:name="T32" style:family="text">
      <style:text-properties fo:color="#000000" fo:font-size="13pt" fo:text-shadow="none" fo:font-weight="normal" officeooo:rsid="001ffc6f" fo:background-color="#ffffff" loext:char-shading-value="0" style:font-size-asian="14pt" style:font-weight-asian="normal" style:font-size-complex="13pt" style:font-weight-complex="normal" loext:shadow="none"/>
    </style:style>
    <style:style style:name="T33" style:family="text">
      <style:text-properties fo:color="#000000" fo:font-size="13pt" fo:text-shadow="none" fo:font-weight="bold" officeooo:rsid="001ffc6f" fo:background-color="#ffffff" loext:char-shading-value="0" style:font-size-asian="14pt" style:font-weight-asian="bold" style:font-size-complex="13pt" style:font-weight-complex="bold" loext:shadow="none"/>
    </style:style>
    <style:style style:name="T34" style:family="text">
      <style:text-properties fo:font-weight="bold" fo:background-color="#ffffff" loext:char-shading-value="0" style:font-size-asian="14pt" style:font-weight-asian="bold" style:font-weight-complex="bold"/>
    </style:style>
    <style:style style:name="T35" style:family="text">
      <style:text-properties fo:font-weight="bold" fo:background-color="#ffffff" loext:char-shading-value="0" style:font-weight-asian="bold" style:font-weight-complex="bold"/>
    </style:style>
    <style:style style:name="T36" style:family="text">
      <style:text-properties fo:background-color="#b2b2b2" loext:char-shading-value="0"/>
    </style:style>
    <style:style style:name="T37" style:family="text">
      <style:text-properties fo:background-color="#b2b2b2" loext:char-shading-value="0"/>
    </style:style>
    <style:style style:name="T38" style:family="text">
      <style:text-properties fo:font-size="13pt" fo:font-weight="normal" fo:background-color="#ffffff" loext:char-shading-value="0" style:font-size-asian="13pt" style:font-weight-asian="normal" style:font-size-complex="13pt" style:font-weight-complex="normal"/>
    </style:style>
    <style:style style:name="T39" style:family="text">
      <style:text-properties fo:font-size="13pt" fo:font-weight="normal" officeooo:rsid="001ffc6f" fo:background-color="#ffffff" loext:char-shading-value="0" style:font-size-asian="14pt" style:font-weight-asian="normal" style:font-size-complex="13pt" style:font-weight-complex="normal"/>
    </style:style>
    <style:style style:name="T40" style:family="text">
      <style:text-properties fo:font-size="13pt" officeooo:rsid="001ffc6f" fo:background-color="#ffffff" loext:char-shading-value="0" style:font-size-asian="14pt" style:font-size-complex="13pt"/>
    </style:style>
    <style:style style:name="T41" style:family="text">
      <style:text-properties fo:font-size="13pt" fo:font-weight="bold" officeooo:rsid="001ffc6f" fo:background-color="#ffffff" loext:char-shading-value="0" style:font-size-asian="14pt" style:font-weight-asian="bold" style:font-size-complex="13pt" style:font-weight-complex="bold"/>
    </style:style>
    <style:style style:name="T42" style:family="text">
      <style:text-properties fo:font-size="14pt" fo:font-weight="bold" fo:background-color="#ffffff" loext:char-shading-value="0" style:font-size-asian="14pt" style:font-weight-asian="bold" style:font-size-complex="14pt" style:font-weight-complex="bold"/>
    </style:style>
    <style:style style:name="T43" style:family="text">
      <style:text-properties fo:font-size="14pt" fo:background-color="#ffffff" loext:char-shading-value="0" style:font-size-asian="14pt" style:font-size-complex="14pt"/>
    </style:style>
    <style:style style:name="T44" style:family="text">
      <style:text-properties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45" style:family="text">
      <style:text-properties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14pt" fo:font-weight="normal" fo:background-color="#eeeeee" loext:char-shading-value="0" style:font-size-asian="14pt" style:font-weight-asian="normal" style:font-size-complex="14pt" style:font-weight-complex="normal"/>
    </style:style>
    <style:style style:name="T47" style:family="text">
      <style:text-properties fo:background-color="#eeeeee" loext:char-shading-value="0"/>
    </style:style>
    <style:style style:name="T48" style:family="text">
      <style:text-properties fo:background-color="#eeeeee" loext:char-shading-value="0"/>
    </style:style>
    <style:style style:name="T49" style:family="text">
      <style:text-properties style:text-position="33% 80%"/>
    </style:style>
    <style:style style:name="T50" style:family="text">
      <style:text-properties style:font-name="Times new romane" fo:font-size="12pt" fo:font-weight="normal" fo:background-color="#eeeeee" loext:char-shading-value="0" style:font-size-asian="12pt" style:font-weight-asian="normal" style:font-size-complex="12pt" style:font-weight-complex="normal"/>
    </style:style>
    <style:style style:name="T51" style:family="text">
      <style:text-properties style:font-name="Liberation Mono" fo:font-size="12pt" fo:font-weight="normal" fo:background-color="#eeeeee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header-installing-node-js-via-package-manager"/>Installing Node.js via package manager</text:h>
      <text:h text:style-name="P12" text:outline-level="2"><text:bookmark text:name="header-arch-linux"/>Arch Linux</text:h>
      <text:p text:style-name="Text_20_body">Node.js and npm packages are available in the Community Repository.</text:p>
      <text:p text:style-name="P2">Pacman -S nodejs npm</text:p>
      <text:h text:style-name="P11" text:outline-level="2"><text:bookmark text:name="header-enterprise-linux-and-fedora"/><text:span text:style-name="Strong_20_Emphasis"><text:span text:style-name="T43">Enterprise Linux and ubuntu:</text:span></text:span></text:h>
      <text:p text:style-name="P1"><text:span text:style-name="Strong_20_Emphasis"><text:span text:style-name="T1"><text:s/></text:span></text:span><text:span text:style-name="Strong_20_Emphasis"><text:span text:style-name="T6"><text:s/></text:span></text:span><text:span text:style-name="Strong_20_Emphasis"><text:span text:style-name="T16">Nodejs <text:s/>install <text:s/>linux basic command</text:span></text:span></text:p>
      <text:p text:style-name="P8"><text:span text:style-name="Strong_20_Emphasis"><text:span text:style-name="Source_20_Text"><text:span text:style-name="T17">curl -sL https://deb.nodesource.com/setup_8.x | sudo -E bash - <text:s text:c="43"/></text:span></text:span></text:span></text:p>
      <text:p text:style-name="P10"><text:span text:style-name="Source_20_Text"><text:span text:style-name="T19">sudo apt-get install -y nodejs</text:span></text:span></text:p>
      <text:p text:style-name="P1"><text:span text:style-name="Strong_20_Emphasis"><text:span text:style-name="T42">Optional: install build tools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38">To compile and install native addons from npm you may also need to install build tools: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12">s</text:span></text:span><text:span text:style-name="Strong_20_Emphasis"><text:span text:style-name="T17">udo apt-get install -y build-essential</text:span></text:span></text:p>
      <text:p text:style-name="P1"><text:span text:style-name="Strong_20_Emphasis"><text:span text:style-name="T12"/></text:span></text:p>
      <text:h text:style-name="P11" text:outline-level="2"><text:bookmark text:name="header-enterprise-linux-and-fedora1"/><text:span text:style-name="Strong_20_Emphasis"><text:span text:style-name="T42">Enterprise Linux and Fedora:</text:span></text:span></text:h>
      <text:p text:style-name="P4"><text:span text:style-name="Strong_20_Emphasis"><text:span text:style-name="T31">Node.js is available from the </text:span></text:span><text:a xlink:type="simple" xlink:href="https://nodesource.com/" text:style-name="Internet_20_link" text:visited-style-name="Visited_20_Internet_20_Link"><text:span text:style-name="Strong_20_Emphasis">NodeSource</text:span></text:a><text:span text:style-name="Strong_20_Emphasis"><text:span text:style-name="T31"> Enterprise Linux and Fedora binary distributions reposito</text:span></text:span><text:span text:style-name="Strong_20_Emphasis"><text:span text:style-name="T33">r</text:span></text:span><text:span text:style-name="Strong_20_Emphasis"><text:span text:style-name="T32">y.</text:span></text:span><text:span text:style-name="Strong_20_Emphasis"><text:span text:style-name="T39">the Node.js packages for EL 5 (RHEL5 and CentOS 5) depend on the </text:span></text:span><text:a xlink:type="simple" xlink:href="https://fedoraproject.org/wiki/EPEL" text:style-name="Internet_20_link" text:visited-style-name="Visited_20_Internet_20_Link"><text:span text:style-name="Strong_20_Emphasis"><text:span text:style-name="T39">EPEL</text:span></text:span></text:a><text:span text:style-name="Strong_20_Emphasis"><text:span text:style-name="T39"> repository being available. The setup script will check and provide instructions if it is not installed.</text:span></text:span></text:p>
      <text:p text:style-name="P3"><text:span text:style-name="Strong_20_Emphasis"><text:span text:style-name="T41"/></text:span></text:p>
      <text:p text:style-name="P1"><text:span text:style-name="Strong_20_Emphasis"><text:span text:style-name="T44">On RHEL, CentOS or Fedora, for Node.js v6 LTS:</text:span></text:span></text:p>
      <text:p text:style-name="P8"><text:span text:style-name="Strong_20_Emphasis"><text:span text:style-name="Source_20_Text"><text:span text:style-name="T18">curl --silent --location <text:s text:c="28"/>https://rpm.nodesource.com/</text:span></text:span></text:span><text:span text:style-name="Strong_20_Emphasis"><text:span text:style-name="Source_20_Text"><text:span text:style-name="T51">setup_8</text:span></text:span></text:span><text:span text:style-name="Strong_20_Emphasis"><text:span text:style-name="Source_20_Text"><text:span text:style-name="T18">.x | sudo bash -</text:span></text:span></text:span></text:p>
      <text:p text:style-name="P5">Alternatively for Node.js 9:</text:p>
      <text:p text:style-name="P10"><text:span text:style-name="Source_20_Text"><text:span text:style-name="T48">curl --silent --location https://rpm.nodesource.com/setup_9.x | sudo bash -</text:span></text:span></text:p>
      <text:p text:style-name="P5"><text:span text:style-name="T48">Then</text:span> install:</text:p>
      <text:p text:style-name="P10"><text:span text:style-name="Source_20_Text"><text:span text:style-name="T48">sudo yum -y install nodejs</text:span></text:span></text:p>
      <text:p text:style-name="Text_20_body"><text:span text:style-name="Strong_20_Emphasis"><text:span text:style-name="Emphasis">Optional</text:span></text:span>: install build tools</text:p>
      <text:p text:style-name="Text_20_body">To compile and install native addons from npm you may also need to install build tools:</text:p>
      <text:p text:style-name="Preformatted_20_Text"><text:span text:style-name="Source_20_Text"><text:span text:style-name="T48">sudo yum install gcc-c++ make <text:s text:c="62"/></text:span></text:span></text:p>
      <text:p text:style-name="P10"><text:span text:style-name="Source_20_Text"><text:span text:style-name="T48"># or: sudo yum groupinstall 'Development Tools’ <text:s text:c="33"/></text:span></text:span><text:span text:style-name="Source_20_Text"><text:s text:c="4"/></text:span></text:p>
      <text:h text:style-name="P13" text:outline-level="3"><text:bookmark text:name="header-alternatives"/><text:span text:style-name="Strong_20_Emphasis"><text:span text:style-name="T7">Alternatives</text:span></text:span></text:h>
      <text:p text:style-name="Text_20_body">Official <text:span text:style-name="Strong_20_Emphasis">Fedora</text:span> <text:a xlink:type="simple" xlink:href="https://apps.fedoraproject.org/packages/nodejs" text:style-name="Internet_20_link" text:visited-style-name="Visited_20_Internet_20_Link">Node.js</text:a> and <text:a xlink:type="simple" xlink:href="https://apps.fedoraproject.org/packages/npm" text:style-name="Internet_20_link" text:visited-style-name="Visited_20_Internet_20_Link">npm</text:a> packages are available in Fedora 18 and later. Install with:</text:p>
      <text:p text:style-name="P10"><text:soft-page-break/><text:span text:style-name="Source_20_Text"><text:span text:style-name="T48">sudo dnf install nodejs</text:span></text:span></text:p>
      <text:h text:style-name="P11" text:outline-level="2"><text:bookmark text:name="header-freebsd-and-openbsd"/><text:span text:style-name="Strong_20_Emphasis"><text:span text:style-name="T7">FreeBSD and OpenBSD</text:span></text:span></text:h>
      <text:p text:style-name="Text_20_body">Node.js is available through the ports system.</text:p>
      <text:p text:style-name="Text_20_body"><text:span text:style-name="Strong_20_Emphasis">FreeBSD</text:span>:</text:p>
      <text:p text:style-name="P10"><text:span text:style-name="Source_20_Text"><text:span text:style-name="T48">/usr/ports/www/node</text:span></text:span></text:p>
      <text:p text:style-name="Text_20_body"><text:span text:style-name="Strong_20_Emphasis">OpenBSD</text:span>:</text:p>
      <text:p text:style-name="P10"><text:span text:style-name="Source_20_Text"><text:span text:style-name="T48">/usr/ports/lang/node</text:span></text:span></text:p>
      <text:p text:style-name="Text_20_body">Development versions are also available using ports on FreeBSD</text:p>
      <text:p text:style-name="P10"><text:span text:style-name="Source_20_Text"><text:span text:style-name="T48">cd /usr/ports/www/node-devel/ &amp;&amp; make install clean</text:span></text:span></text:p>
      <text:p text:style-name="Text_20_body">Or packages on FreeBSD:</text:p>
      <text:p text:style-name="P10"><text:span text:style-name="Source_20_Text"><text:span text:style-name="T48">pkg_add -r node-devel</text:span></text:span></text:p>
      <text:p text:style-name="Text_20_body">Using <text:a xlink:type="simple" xlink:href="https://wiki.freebsd.org/pkgng" text:style-name="Internet_20_link" text:visited-style-name="Visited_20_Internet_20_Link">pkg-ng</text:a> on FreeBSD</text:p>
      <text:p text:style-name="P10"><text:span text:style-name="Source_20_Text"><text:span text:style-name="T48">pkg install node</text:span></text:span></text:p>
      <text:p text:style-name="Text_20_body">Or the development versions:</text:p>
      <text:p text:style-name="P10"><text:span text:style-name="Source_20_Text"><text:span text:style-name="T48">pkg install node-devel</text:span></text:span></text:p>
      <text:p text:style-name="Text_20_body">Using <text:a xlink:type="simple" xlink:href="http://man.openbsd.org/OpenBSD-current/man1/pkg_add.1" text:style-name="Internet_20_link" text:visited-style-name="Visited_20_Internet_20_Link">pkg_add</text:a> on OpenBSD</text:p>
      <text:p text:style-name="P10"><text:span text:style-name="Source_20_Text"><text:span text:style-name="T48">pkg_add node</text:span></text:span></text:p>
      <text:h text:style-name="Heading_20_2" text:outline-level="2"><text:bookmark text:name="header-gentoo"/>Gentoo</text:h>
      <text:p text:style-name="Text_20_body">Node.js is available in the portage tree.</text:p>
      <text:p text:style-name="P10"><text:span text:style-name="Source_20_Text"><text:span text:style-name="T48">emerge nodejs</text:span></text:span></text:p>
      <text:h text:style-name="Heading_20_2" text:outline-level="2"><text:bookmark text:name="header-netbsd"/>NetBSD</text:h>
      <text:p text:style-name="Text_20_body">Node.js is available in the pkgsrc tree:</text:p>
      <text:p text:style-name="P10"><text:span text:style-name="Source_20_Text"><text:span text:style-name="T48">cd /usr/pkgsrc/lang/nodejs &amp;&amp; make install</text:span></text:span></text:p>
      <text:p text:style-name="Text_20_body">Or install a binary package (if available for your platform) using pkgin:</text:p>
      <text:p text:style-name="P10"><text:span text:style-name="Source_20_Text"><text:span text:style-name="T48">pkgin -y install nodejs</text:span></text:span></text:p>
      <text:h text:style-name="Heading_20_2" text:outline-level="2"><text:bookmark text:name="header-nvm"/><text:soft-page-break/>nvm</text:h>
      <text:p text:style-name="Text_20_body">Node Version Manager is a bash script used to manage multiple released Node.js versions. It allows you to perform operations like install, uninstall, switch version, etc. To install nvm, use this <text:a xlink:type="simple" xlink:href="https://github.com/creationix/nvm#install-script" text:style-name="Internet_20_link" text:visited-style-name="Visited_20_Internet_20_Link">install script</text:a>.</text:p>
      <text:p text:style-name="Text_20_body">On Unix / OS X systems Node.js built from source can be installed using <text:a xlink:type="simple" xlink:href="https://github.com/creationix/nvm" text:style-name="Internet_20_link" text:visited-style-name="Visited_20_Internet_20_Link">nvm</text:a> by installing into the location that nvm expects:</text:p>
      <text:p text:style-name="P10"><text:span text:style-name="Source_20_Text"><text:span text:style-name="T48">$ env VERSION=`python tools/getnodeversion.py` make install DESTDIR=`nvm_version_path v$VERSION` PREFIX=""</text:span></text:span></text:p>
      <text:p text:style-name="Text_20_body">After this you can use <text:span text:style-name="Source_20_Text">nvm</text:span> to switch between released versions and versions built from source. For example, if the version of Node.js is v8.0.0-pre:</text:p>
      <text:p text:style-name="P10"><text:span text:style-name="Source_20_Text"><text:span text:style-name="T48">$ nvm use 8</text:span></text:span></text:p>
      <text:p text:style-name="Text_20_body">Once the official release is out you will want to uninstall the version built from source:</text:p>
      <text:p text:style-name="P10"><text:span text:style-name="Source_20_Text"><text:span text:style-name="T48">$ nvm uninstall 8</text:span></text:span></text:p>
      <text:p text:style-name="P1"><text:span text:style-name="Strong_20_Emphasis"><text:span text:style-name="T7"/></text:span></text:p>
      <text:h text:style-name="P11" text:outline-level="2"><text:bookmark text:name="header-opensuse-and-sle"/><text:span text:style-name="Strong_20_Emphasis"><text:span text:style-name="T7">openSUSE and SLE</text:span></text:span></text:h>
      <text:p text:style-name="Text_20_body">Node.js is available in the main repositories under the following packages:</text:p>
      <text:list xml:id="list5792816759549384752" text:style-name="L1">
        <text:list-item>
          <text:p text:style-name="P7"><text:span text:style-name="Strong_20_Emphasis">openSUSE Leap 42.2</text:span>: <text:span text:style-name="Source_20_Text">nodejs4</text:span> </text:p>
        </text:list-item>
        <text:list-item>
          <text:p text:style-name="P7"><text:span text:style-name="Strong_20_Emphasis">openSUSE Leap 42.3</text:span>: <text:span text:style-name="Source_20_Text">nodejs4</text:span>, <text:span text:style-name="Source_20_Text">nodejs6</text:span> </text:p>
        </text:list-item>
        <text:list-item>
          <text:p text:style-name="P7"><text:span text:style-name="Strong_20_Emphasis">openSUSE Tumbleweed</text:span>: <text:span text:style-name="Source_20_Text">nodejs4</text:span>, <text:span text:style-name="Source_20_Text">nodejs6</text:span>, <text:span text:style-name="Source_20_Text">nodejs8</text:span> </text:p>
        </text:list-item>
        <text:list-item>
          <text:p text:style-name="P6"><text:span text:style-name="Strong_20_Emphasis">SUSE Linux Enterprise Server (SLES) 12</text:span><text:span text:style-name="T49">1</text:span>: <text:span text:style-name="Source_20_Text">nodejs4</text:span>, <text:span text:style-name="Source_20_Text">nodejs6</text:span> </text:p>
        </text:list-item>
      </text:list>
      <text:p text:style-name="Text_20_body"><text:span text:style-name="T49">1:</text:span> The "Web and Scripting Module" must be <text:a xlink:type="simple" xlink:href="https://www.suse.com/documentation/sles-12/book_sle_deployment/data/sec_add-ons_extensions.html" text:style-name="Internet_20_link" text:visited-style-name="Visited_20_Internet_20_Link">added before installing</text:a>.</text:p>
      <text:p text:style-name="Text_20_body">For example, to install Node.js 4.x on openSUSE Leap 42.2, run the following as root:</text:p>
      <text:p text:style-name="P10"><text:span text:style-name="Source_20_Text"><text:span text:style-name="T48">zypper install nodejs4</text:span></text:span></text:p>
      <text:h text:style-name="Heading_20_2" text:outline-level="2"><text:bookmark text:name="header-macos"/>macOS</text:h>
      <text:p text:style-name="Text_20_body">Simply download the <text:a xlink:type="simple" xlink:href="http://nodejs.org/#download" text:style-name="Internet_20_link" text:visited-style-name="Visited_20_Internet_20_Link">Macintosh Installer</text:a> direct from the <text:a xlink:type="simple" xlink:href="http://nodejs.org/" text:style-name="Internet_20_link" text:visited-style-name="Visited_20_Internet_20_Link">nodejs.org</text:a> web site.</text:p>
      <text:p text:style-name="Text_20_body"><text:span text:style-name="Emphasis">If you want to download the package with bash:</text:span></text:p>
      <text:p text:style-name="P10"><text:span text:style-name="Source_20_Text"><text:span text:style-name="T48">curl "https://nodejs.org/dist/latest/node-${VERSION:-$(wget -qO- https://nodejs.org/dist/latest/ | sed -nE 's|.*&gt;node-(.*)\.pkg&lt;/a&gt;.*|\1|p')}.pkg" &gt; "$HOME/Downloads/node-latest.pkg" &amp;&amp; sudo installer -store -pkg "$HOME/Downloads/node-latest.pkg" -target "/"</text:span></text:span></text:p>
      <text:h text:style-name="Heading_20_3" text:outline-level="3"><text:bookmark text:name="header-alternatives1"/>Alternatives</text:h>
      <text:p text:style-name="Text_20_body">Using <text:a xlink:type="simple" xlink:href="http://brew.sh/" text:style-name="Internet_20_link" text:visited-style-name="Visited_20_Internet_20_Link"><text:span text:style-name="Strong_20_Emphasis">Homebrew</text:span></text:a>:</text:p>
      <text:p text:style-name="P10"><text:span text:style-name="Source_20_Text">brew install node</text:span></text:p>
      <text:p text:style-name="Text_20_body"><text:soft-page-break/>Using <text:a xlink:type="simple" xlink:href="http://www.macports.org/" text:style-name="Internet_20_link" text:visited-style-name="Visited_20_Internet_20_Link"><text:span text:style-name="Strong_20_Emphasis">MacPorts</text:span></text:a>:</text:p>
      <text:p text:style-name="Preformatted_20_Text"><text:span text:style-name="Source_20_Text"><text:span text:style-name="T48">port install nodejs&lt;major version&gt;</text:span></text:span></text:p>
      <text:p text:style-name="P9"/>
      <text:p text:style-name="Preformatted_20_Text"><text:span text:style-name="Source_20_Text"># Example</text:span></text:p>
      <text:p text:style-name="P10"><text:span text:style-name="Source_20_Text"><text:span text:style-name="T48">port install nodejs7</text:span></text:span></text:p>
      <text:p text:style-name="Text_20_body">Using <text:a xlink:type="simple" xlink:href="https://pkgsrc.joyent.com/install-on-osx/" text:style-name="Internet_20_link" text:visited-style-name="Visited_20_Internet_20_Link"><text:span text:style-name="Strong_20_Emphasis">pkgsrc</text:span></text:a>:</text:p>
      <text:p text:style-name="Text_20_body">Install the binary package:</text:p>
      <text:p text:style-name="P10"><text:span text:style-name="Source_20_Text"><text:span text:style-name="T48">pkgin -y install nodejs</text:span></text:span></text:p>
      <text:p text:style-name="Text_20_body">Or build manually from pkgsrc:</text:p>
      <text:p text:style-name="P10"><text:span text:style-name="Source_20_Text"><text:span text:style-name="T48">cd pkgsrc/lang/nodejs &amp;&amp; bmake install</text:span></text:span></text:p>
      <text:h text:style-name="Heading_20_2" text:outline-level="2"><text:bookmark text:name="header-smartos-and-illumos"/>SmartOS and illumos</text:h>
      <text:p text:style-name="Text_20_body">SmartOS images come with pkgsrc pre-installed. On other illumos distributions, first install <text:a xlink:type="simple" xlink:href="https://pkgsrc.joyent.com/install-on-illumos/" text:style-name="Internet_20_link" text:visited-style-name="Visited_20_Internet_20_Link"><text:span text:style-name="Strong_20_Emphasis">pkgsrc</text:span></text:a>, then you may install the binary package as normal:</text:p>
      <text:p text:style-name="P10"><text:span text:style-name="Source_20_Text"><text:span text:style-name="T48">pkgin -y install nodejs</text:span></text:span></text:p>
      <text:p text:style-name="Text_20_body">Or build manually from pkgsrc:</text:p>
      <text:p text:style-name="P10"><text:span text:style-name="Source_20_Text"><text:span text:style-name="T48">cd pkgsrc/lang/nodejs &amp;&amp; bmake install</text:span></text:span></text:p>
      <text:h text:style-name="Heading_20_2" text:outline-level="2"><text:bookmark text:name="header-void-linux"/>Void Linux</text:h>
      <text:p text:style-name="Text_20_body">Void Linux ships node.js stable in the main repository.</text:p>
      <text:p text:style-name="P10"><text:span text:style-name="Source_20_Text"><text:span text:style-name="T48">xbps-install -Sy nodejs</text:span></text:span></text:p>
      <text:h text:style-name="P11" text:outline-level="2"><text:bookmark text:name="header-windows"/><text:span text:style-name="Strong_20_Emphasis"><text:span text:style-name="T7">Windows</text:span></text:span></text:h>
      <text:p text:style-name="Text_20_body">Simply download the <text:a xlink:type="simple" xlink:href="http://nodejs.org/#download" text:style-name="Internet_20_link" text:visited-style-name="Visited_20_Internet_20_Link">Windows Installer</text:a> directly from the <text:a xlink:type="simple" xlink:href="http://nodejs.org/" text:style-name="Internet_20_link" text:visited-style-name="Visited_20_Internet_20_Link">nodejs.org</text:a> web site.</text:p>
      <text:h text:style-name="Heading_20_3" text:outline-level="3"><text:bookmark text:name="header-alternatives2"/>Alternatives</text:h>
      <text:p text:style-name="Text_20_body">Using <text:a xlink:type="simple" xlink:href="http://chocolatey.org/" text:style-name="Internet_20_link" text:visited-style-name="Visited_20_Internet_20_Link"><text:span text:style-name="Strong_20_Emphasis">Chocolatey</text:span></text:a>:</text:p>
      <text:p text:style-name="Preformatted_20_Text"><text:span text:style-name="Source_20_Text"><text:span text:style-name="T48">cinst nodejs</text:span></text:span></text:p>
      <text:p text:style-name="Preformatted_20_Text"><text:span text:style-name="Source_20_Text"><text:span text:style-name="T48"># or for full install with npm</text:span></text:span></text:p>
      <text:p text:style-name="P10"><text:span text:style-name="Source_20_Text"><text:span text:style-name="T48">cinst nodejs.install</text:span></text:span></text:p>
      <text:p text:style-name="Text_20_body">Using <text:a xlink:type="simple" xlink:href="http://scoop.sh/" text:style-name="Internet_20_link" text:visited-style-name="Visited_20_Internet_20_Link"><text:span text:style-name="Strong_20_Emphasis">Scoop</text:span></text:a>:</text:p>
      <text:p text:style-name="P10"><text:span text:style-name="Source_20_Text"><text:span text:style-name="T48">scoop install nodejs</text:span></text:span></text:p>
      <text:p text:style-name="P1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e" svg:font-family="'Times new roman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41:56.990504248</meta:creation-date>
    <dc:date>2017-12-09T20:06:47.303759267</dc:date>
    <meta:editing-duration>PT3M19S</meta:editing-duration>
    <meta:editing-cycles>1</meta:editing-cycles>
    <meta:document-statistic meta:table-count="0" meta:image-count="0" meta:object-count="0" meta:page-count="4" meta:paragraph-count="100" meta:word-count="645" meta:character-count="4494" meta:non-whitespace-character-count="3776"/>
    <meta:generator>LibreOffice/5.1.2.2$Linux_X86_64 LibreOffice_project/10m0$Build-2</meta:generator>
  </office:meta>
</office:document-meta>
</file>